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ckend/boot/TCommandlinePars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ckend/boot/TSessionProperti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ackend/boot/TSetu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ckend/event/TBro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ckend/event/TBrokerSubscrip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ackend/event/TBrokerSubscriptionLis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ackend/module/_deprecated_ppm/TNodePPM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ackend/module/_deprecated_ppm/TNodePPMProcess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ackend/module/_deprecated_ppm/TNodePPMProcess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ackend/module/_deprecated_ppm/TNodePPMProcess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backend/module/converter_db/TNodeConverterDb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ackend/module/converter_db/TNodeConverterDb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backend/module/converter_db/TNodeConverterDb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backend/module/converter_db/TNodeConverterDb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ckend/module/integrator/TNodeIntegrator_PPMBallistic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ackend/module/integrator/TNodeIntegrator_PPMBallistics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backend/module/integrator/TNodeIntegrator_PPMBallistics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ackend/module/integrator/TNodeIntegrator_PPMBallistics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backend/module/jackd/TAudioContext_Endpoin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ackend/module/jackd/TAudioContext_Endpoin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backend/module/jackd/TAudioContext_Jack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ackend/module/jackd/TAudioContext_JackD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ackend/module/peak_estimator/TNodePeakEstimat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backend/module/peak_estimator/TNodePeakEstimat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backend/module/peak_estimator/TNodePeakEstimat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ackend/module/peak_estimator/TNodePeakEstimat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backend/module/pump/TNodePum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backend/module/pump/TNodePump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backend/module/pump/TNodePump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backend/module/pump/TNodePump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ontend/console/lineargauge/TConsole_LinearGaug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MeterUI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ppm/typelib/EFrontendTyp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6:31:33.711117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14T19:10:34.410123744</dc:date>
    <meta:editing-duration>P1DT3H6S</meta:editing-duration>
    <meta:editing-cycles>55</meta:editing-cycles>
    <meta:generator>LibreOffice/4.2.8.2$Linux_X86_64 LibreOffice_project/420m0$Build-2</meta:generator>
    <meta:document-statistic meta:table-count="1" meta:cell-count="185" meta:object-count="0"/>
  </office:meta>
</office:document-meta>
</file>